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be33d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d6d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bbe33d" fo:border="0.06pt solid #000000"/>
    </style:style>
    <style:style style:name="ce28" style:family="table-cell" style:parent-style-name="Default">
      <style:table-cell-properties fo:background-color="#ff6d6d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0/ Profiling of the raw version code (Gprof)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Each sample counts as 0.01 seconds.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2" office:value-type="string" calcext:value-type="string">
            <text:p><text:s text:c="2"/>% <text:s text:c="2"/>cumulative <text:s text:c="2"/>self <text:s text:c="13"/>self <text:s text:c="4"/>to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time <text:s text:c="2"/>seconds <text:s text:c="2"/>seconds <text:s text:c="3"/>calls <text:s text:c="2"/>s/call <text:s text:c="2"/>s/call <text:s/>name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<text:s/>17.47 <text:s text:c="5"/>3.03 <text:s text:c="4"/>1.05 <text:s text:c="4"/>6038 <text:s text:c="4"/>0.00 <text:s text:c="4"/>0.00 <text:s/>Convolution_layer::convolution_parameters(std::vector&lt;double, std::allocator&lt;double&gt; &gt; const&amp;, int, in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4.83 <text:s text:c="5"/>5.59 <text:s text:c="4"/>0.29 <text:s text:c="4"/>3019 <text:s text:c="4"/>0.00 <text:s text:c="4"/>0.00 <text:s/>Convolution_layer::BackPropagation(std::vector&lt;std::vector&lt;double, std::allocator&lt;double&gt; &gt;, std::allocator&lt;std::vector&lt;double, std::allocator&lt;doubl\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0.00 <text:s text:c="5"/>6.01 <text:s text:c="4"/>0.00 <text:s text:c="4"/>6038 <text:s text:c="4"/>0.00 <text:s text:c="4"/>0.00 <text:s/>Convolution_layer::Hidden(std::vector&lt;double, std::allocator&lt;double&gt; &gt; const&amp;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1/ Compilation flags in Makefile:</text:p>
          </table:table-cell>
          <table:table-cell table:style-name="ce24"/>
          <table:table-cell table:style-name="ce12" table:number-columns-repeated="1022"/>
        </table:table-row>
        <table:table-row table:style-name="ro2">
          <table:table-cell office:value-type="string" calcext:value-type="string">
            <text:p>we consider 1 epoch</text:p>
          </table:table-cell>
          <table:table-cell table:style-name="ce24"/>
          <table:table-cell table:style-name="ce12" table:number-columns-repeated="2"/>
          <table:table-cell/>
          <table:table-cell table:style-name="ce12" table:number-columns-repeated="1019"/>
        </table:table-row>
        <table:table-row table:style-name="ro2">
          <table:table-cell office:value-type="string" calcext:value-type="string">
            <text:p>The perf time is then repaired with time (real) – mean of 5 measures</text:p>
          </table:table-cell>
          <table:table-cell table:style-name="ce24"/>
          <table:table-cell table:style-name="ce12" table:number-columns-repeated="2"/>
          <table:table-cell/>
          <table:table-cell table:style-name="ce12" table:number-columns-repeated="1019"/>
        </table:table-row>
        <table:table-row table:style-name="ro2">
          <table:table-cell table:style-name="ce14"/>
          <table:table-cell table:style-name="ce24"/>
          <table:table-cell table:style-name="ce12" table:number-columns-repeated="2"/>
          <table:table-cell table:number-columns-repeated="2"/>
          <table:table-cell table:style-name="ce12" table:number-columns-repeated="1018"/>
        </table:table-row>
        <table:table-row table:style-name="ro2">
          <table:table-cell table:style-name="ce15" office:value-type="string" calcext:value-type="string" table:number-columns-spanned="2" table:number-rows-spanned="1">
            <text:p>sequentiel</text:p>
          </table:table-cell>
          <table:covered-table-cell table:style-name="ce8"/>
          <table:table-cell table:style-name="ce12" table:number-columns-repeated="2"/>
          <table:table-cell table:number-columns-repeated="2"/>
          <table:table-cell table:style-name="ce12" table:number-columns-repeated="1018"/>
        </table:table-row>
        <table:table-row table:style-name="ro2">
          <table:table-cell table:style-name="ce16" office:value-type="string" calcext:value-type="string" table:number-columns-spanned="2" table:number-rows-spanned="1">
            <text:p>Flags de compilation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17" office:value-type="string" calcext:value-type="string">
            <text:p>original</text:p>
          </table:table-cell>
          <table:table-cell table:style-name="ce26" office:value-type="string" calcext:value-type="string">
            <text:p>94.7074s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with flag -O3</text:p>
          </table:table-cell>
          <table:table-cell table:style-name="ce26" office:value-type="string" calcext:value-type="string">
            <text:p>14.0318s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with flag -march=cpu type</text:p>
          </table:table-cell>
          <table:table-cell table:style-name="ce27" office:value-type="string" calcext:value-type="string">
            <text:p>14.02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th flag -ffast-math</text:p>
          </table:table-cell>
          <table:table-cell table:style-name="ce28" office:value-type="string" calcext:value-type="string">
            <text:p>0m19.804s</text:p>
          </table:table-cell>
          <table:table-cell office:value-type="string" calcext:value-type="string">
            <text:p>won’t be consider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2" table:number-rows-spanned="1">
            <text:p>Auto-Vectorization flags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17" office:value-type="string" calcext:value-type="string">
            <text:p>-ftree-vectorize</text:p>
          </table:table-cell>
          <table:table-cell table:style-name="ce26" office:value-type="string" calcext:value-type="string">
            <text:p>13.6362s</text:p>
          </table:table-cell>
          <table:table-cell office:value-type="string" calcext:value-type="string">
            <text:p>auto-vectorization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-mavx</text:p>
          </table:table-cell>
          <table:table-cell table:style-name="ce26" office:value-type="string" calcext:value-type="string">
            <text:p>13.5086s</text:p>
          </table:table-cell>
          <table:table-cell office:value-type="string" calcext:value-type="string">
            <text:p>specification of AVX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>
            <text:p>O3 -mavx</text:p>
          </table:table-cell>
          <table:table-cell table:style-name="ce27" office:value-type="string" calcext:value-type="string">
            <text:p>12.9294s</text:p>
          </table:table-cell>
          <table:table-cell office:value-type="string" calcext:value-type="string">
            <text:p>vectorize loops on the pro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2" table:number-rows-spanned="1">
            <text:p>Auto-parallelization of loops flags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2" table:number-rows-spanned="1">
            <text:p>-floop-parallelize-all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17" office:value-type="string" calcext:value-type="string">
            <text:p>-floop-parallelize-all</text:p>
          </table:table-cell>
          <table:table-cell table:style-name="ce26" office:value-type="string" calcext:value-type="string">
            <text:p>12.7444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2" table:number-rows-spanned="1">
            <text:p>-floop-parallelize-all -ftree-parallelize-loops=nb_threads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18" office:value-type="string" calcext:value-type="string">
            <text:p>-floop-parallelize-all -ftree-parallelize-loops=24</text:p>
          </table:table-cell>
          <table:table-cell table:style-name="ce27" office:value-type="string" calcext:value-type="string">
            <text:p>12.6316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--&gt; no info on which loop is parallelized and which is no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-&gt; Auto-parallelization will not be consider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 table:number-columns-spanned="2" table:number-rows-spanned="1">
            <text:p><text:span text:style-name="T1">Conclusion (Compilation flags): </text:span>CFLAGS = -O3 -march=native -Wall -mavx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Referenc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gcc.gnu.org/onlinedocs/gcc/x86-Options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www.jsums.edu/robotics/files/2016/12/FECS17_Proceedings-FEC3555.pdf?x1427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2/ Profiling of the code after compilation flags addition (Gprof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<text:s/>15.40 <text:s text:c="5"/>3.38 <text:s text:c="4"/>0.99 <text:s text:c="4"/>6038 <text:s text:c="4"/>0.00 <text:s text:c="4"/>0.00 <text:s/>Convolution_layer::convolution_parameters(std::vector&lt;double, std::allocator&lt;double&gt; &gt; const&amp;, int, int)</text:p>
          </table:table-cell>
          <table:table-cell table:number-columns-repeated="21"/>
          <table:table-cell office:value-type="string" calcext:value-type="string">
            <text:p>self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 text:c="2"/>5.29 <text:s text:c="5"/>6.11 <text:s text:c="4"/>0.34 <text:s text:c="4"/>3019 <text:s text:c="4"/>0.00 <text:s text:c="4"/>0.00 <text:s/>Convolution_layer::BackPropagation(std::vector&lt;std::vector&lt;double, std::allocator&lt;double&gt; &gt;, std::allocator&lt;std::vector&lt;double, std::allocator&lt;doubl\</text:p>
          </table:table-cell>
          <table:table-cell table:number-columns-repeated="16"/>
          <table:table-cell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<text:s text:c="2"/>0.00 <text:s text:c="5"/>6.43 <text:s text:c="4"/>0.00 <text:s text:c="4"/>6038 <text:s text:c="4"/>0.00 <text:s text:c="4"/>0.00 <text:s/>Convolution_layer::Hidden(std::vector&lt;double, std::allocator&lt;double&gt; &gt; const&amp;)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d::vector&lt;double,</text:p>
          </table:table-cell>
          <table:table-cell office:value-type="string" calcext:value-type="string">
            <text:p>std::allocator&lt;double&gt;</text:p>
          </table:table-cell>
          <table:table-cell office:value-type="string" calcext:value-type="string">
            <text:p>&gt;::_M_realloc_insert&lt;double</text:p>
          </table:table-cell>
          <table:table-cell office:value-type="string" calcext:value-type="string">
            <text:p>const&amp;&gt;(__gnu_cxx::__normal_iterator&lt;double*,</text:p>
          </table:table-cell>
          <table:table-cell office:value-type="string" calcext:value-type="string">
            <text:p>std::vector&lt;double,</text:p>
          </table:table-cell>
          <table:table-cell office:value-type="string" calcext:value-type="string">
            <text:p>std::\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>
            <text:p>3/ Improving the implementation of the code in convolution_layer.cpp</text:p>
          </table:table-cell>
          <table:table-cell table:number-columns-repeated="16"/>
          <table:table-cell office:value-type="float" office:value="6038" calcext:value-type="float">
            <text:p>60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volution_layer::convolution_parameters(std::vector&lt;double,</text:p>
          </table:table-cell>
          <table:table-cell office:value-type="string" calcext:value-type="string">
            <text:p>std::allocator&lt;double&g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nst&amp;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)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05:12:19.374960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5:04:30.769165491</meta:creation-date>
    <meta:generator>LibreOffice/6.4.7.2$Linux_X86_64 LibreOffice_project/40$Build-2</meta:generator>
    <dc:date>2022-04-24T06:39:29.718281079</dc:date>
    <meta:editing-duration>PT2H13M14S</meta:editing-duration>
    <meta:editing-cycles>41</meta:editing-cycles>
    <meta:document-statistic meta:table-count="1" meta:cell-count="71" meta:object-count="0"/>
  </office:meta>
</office:document-meta>
</file>